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0pt" fo:font-weight="normal" style:font-weight-asian="normal" style:font-size-complex="10pt" style:font-weight-complex="normal"/>
    </style:style>
    <style:style style:name="P10" style:family="paragraph" style:parent-style-name="Standard">
      <style:paragraph-properties style:writing-mode="lr-tb"/>
      <style:text-properties fo:font-size="10pt" fo:font-weight="normal" style:font-size-asian="12pt" style:font-weight-asian="normal" style:font-size-complex="10pt" style:font-weight-complex="normal"/>
    </style:style>
    <style:style style:name="P11" style:family="paragraph" style:parent-style-name="Standard">
      <style:paragraph-properties style:writing-mode="lr-tb">
        <style:tab-stops/>
      </style:paragraph-properties>
      <style:text-properties fo:font-size="10pt" fo:font-weight="normal" style:font-size-asian="12pt" style:font-weight-asian="normal" style:font-size-complex="10pt" style:font-weight-complex="normal"/>
    </style:style>
    <style:style style:name="P12" style:family="paragraph" style:parent-style-name="Standard">
      <style:paragraph-properties style:writing-mode="lr-tb">
        <style:tab-stops/>
      </style:paragraph-properties>
      <style:text-properties fo:font-size="10pt" fo:font-weight="normal" style:font-size-asian="12pt" style:font-weight-asian="normal" style:font-size-complex="12pt" style:font-weight-complex="normal"/>
    </style:style>
    <style:style style:name="P13" style:family="paragraph" style:parent-style-name="Standard">
      <style:paragraph-properties style:writing-mode="lr-tb">
        <style:tab-stops/>
      </style:paragraph-properties>
      <style:text-properties fo:font-size="10pt"/>
    </style:style>
    <style:style style:name="P14" style:family="paragraph" style:parent-style-name="Standard">
      <style:paragraph-properties style:writing-mode="lr-tb"/>
      <style:text-properties fo:font-size="11pt" fo:font-weight="bold"/>
    </style:style>
    <style:style style:name="P15" style:family="paragraph" style:parent-style-name="Standard">
      <style:paragraph-properties style:writing-mode="lr-tb"/>
      <style:text-properties fo:font-size="11pt" fo:font-weight="bold" style:font-size-complex="11pt" style:font-weight-complex="bold"/>
    </style:style>
    <style:style style:name="P16"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7" style:family="paragraph" style:parent-style-name="Standard">
      <style:paragraph-properties style:writing-mode="lr-tb"/>
      <style:text-properties fo:font-size="11pt" fo:font-weight="bold" style:font-weight-asian="bold" style:font-size-complex="11pt" style:font-weight-complex="bold"/>
    </style:style>
    <style:style style:name="P18" style:family="paragraph" style:parent-style-name="Standard">
      <style:paragraph-properties style:writing-mode="lr-tb"/>
      <style:text-properties fo:font-size="11pt" style:font-size-complex="11pt"/>
    </style:style>
    <style:style style:name="P19" style:family="paragraph" style:parent-style-name="Standard">
      <style:paragraph-properties style:writing-mode="lr-tb"/>
      <style:text-properties fo:font-weight="bold" style:font-weight-complex="bold"/>
    </style:style>
    <style:style style:name="P20" style:family="paragraph" style:parent-style-name="Standard">
      <style:paragraph-properties style:writing-mode="lr-tb"/>
      <style:text-properties fo:font-weight="bold" style:font-weight-asian="bold" style:font-weight-complex="bold"/>
    </style:style>
    <style:style style:name="P21"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22" style:family="paragraph" style:parent-style-name="Standard">
      <style:paragraph-properties style:writing-mode="lr-tb"/>
      <style:text-properties style:font-name="Arial"/>
    </style:style>
    <style:style style:name="P23" style:family="paragraph" style:parent-style-name="Standard">
      <style:paragraph-properties style:writing-mode="lr-tb"/>
      <style:text-properties style:font-name="Arial" fo:font-size="10pt"/>
    </style:style>
    <style:style style:name="P24" style:family="paragraph" style:parent-style-name="Standard">
      <style:paragraph-properties style:writing-mode="lr-tb"/>
      <style:text-properties style:font-name="Arial" fo:font-size="10pt" style:font-size-complex="10pt"/>
    </style:style>
    <style:style style:name="P25" style:family="paragraph" style:parent-style-name="Standard">
      <style:paragraph-properties style:writing-mode="lr-tb"/>
      <style:text-properties style:font-name="Arial" fo:font-size="10pt" fo:font-weight="bold" style:font-size-complex="10pt" style:font-weight-complex="bold"/>
    </style:style>
    <style:style style:name="P26" style:family="paragraph" style:parent-style-name="Standard">
      <style:paragraph-properties style:writing-mode="lr-tb">
        <style:tab-stops/>
      </style:paragraph-properties>
      <style:text-properties style:font-name="Arial" fo:font-size="10pt" fo:font-weight="normal" style:font-size-asian="12pt" style:font-weight-asian="normal" style:font-size-complex="10pt" style:font-weight-complex="normal"/>
    </style:style>
    <style:style style:name="P27" style:family="paragraph" style:parent-style-name="Standard">
      <style:paragraph-properties style:writing-mode="lr-tb"/>
      <style:text-properties style:font-name="Arial" fo:font-size="10pt" fo:language="en" fo:country="GB" style:font-name-asian="Courier New" style:font-size-asian="10pt" style:font-name-complex="Courier New" style:font-size-complex="10pt"/>
    </style:style>
    <style:style style:name="P28" style:family="paragraph" style:parent-style-name="Standard">
      <style:paragraph-properties style:writing-mode="lr-tb"/>
      <style:text-properties style:font-name="Arial" fo:font-size="11pt" fo:font-weight="bold" style:font-size-complex="11pt" style:font-weight-complex="bold"/>
    </style:style>
    <style:style style:name="P29" style:family="paragraph" style:parent-style-name="Standard">
      <style:paragraph-properties style:writing-mode="lr-tb"/>
      <style:text-properties fo:font-size="12pt" fo:font-weight="bold" style:font-size-asian="12pt" style:font-weight-asian="bold" style:font-size-complex="12pt" style:font-weight-complex="bold"/>
    </style:style>
    <style:style style:name="P30" style:family="paragraph" style:parent-style-name="Standard">
      <style:paragraph-properties style:writing-mode="lr-tb">
        <style:tab-stops/>
      </style:paragraph-properties>
      <style:text-properties fo:font-size="12pt" fo:font-weight="bold" style:font-size-asian="12pt" style:font-weight-asian="bold" style:font-size-complex="12pt" style:font-weight-complex="bold"/>
    </style:style>
    <style:style style:name="P31" style:family="paragraph" style:parent-style-name="Standard">
      <style:paragraph-properties fo:break-before="page" style:writing-mode="lr-tb"/>
    </style:style>
    <style:style style:name="P32" style:family="paragraph" style:parent-style-name="Standard">
      <style:paragraph-properties fo:break-before="page" style:writing-mode="lr-tb"/>
      <style:text-properties fo:font-weight="bold" style:font-weight-complex="bold"/>
    </style:style>
    <style:style style:name="P33" style:family="paragraph" style:parent-style-name="Standard">
      <style:paragraph-properties fo:break-before="page" style:writing-mode="lr-tb"/>
      <style:text-properties fo:font-size="10pt"/>
    </style:style>
    <style:style style:name="P34" style:family="paragraph" style:parent-style-name="Standard">
      <style:paragraph-properties fo:break-before="page" style:writing-mode="lr-tb"/>
      <style:text-properties fo:font-size="10pt" style:font-size-complex="10pt"/>
    </style:style>
    <style:style style:name="P35" style:family="paragraph" style:parent-style-name="Standard">
      <style:paragraph-properties fo:break-before="page" style:writing-mode="lr-tb"/>
      <style:text-properties fo:font-size="10pt" fo:font-weight="bold" style:font-size-complex="10pt" style:font-weight-complex="bold"/>
    </style:style>
    <style:style style:name="P36" style:family="paragraph" style:parent-style-name="Standard">
      <style:paragraph-properties fo:break-before="page" style:writing-mode="lr-tb"/>
      <style:text-properties fo:font-size="10pt" fo:font-weight="normal" style:font-weight-asian="normal" style:font-size-complex="10pt" style:font-weight-complex="normal"/>
    </style:style>
    <style:style style:name="P37" style:family="paragraph" style:parent-style-name="Standard">
      <style:paragraph-properties fo:break-before="page" style:writing-mode="lr-tb">
        <style:tab-stops/>
      </style:paragraph-properties>
      <style:text-properties fo:font-size="10pt" fo:font-weight="normal" style:font-size-asian="12pt" style:font-weight-asian="normal" style:font-size-complex="10pt" style:font-weight-complex="normal"/>
    </style:style>
    <style:style style:name="P38" style:family="paragraph" style:parent-style-name="Standard">
      <style:paragraph-properties fo:break-before="page" style:writing-mode="lr-tb">
        <style:tab-stops/>
      </style:paragraph-properties>
      <style:text-properties fo:font-size="10pt" fo:font-weight="normal" style:font-size-asian="12pt" style:font-weight-asian="normal" style:font-size-complex="12pt" style:font-weight-complex="normal"/>
    </style:style>
    <style:style style:name="P39" style:family="paragraph" style:parent-style-name="Standard">
      <style:paragraph-properties fo:break-before="page" style:writing-mode="lr-tb"/>
      <style:text-properties fo:font-size="11pt" fo:font-weight="bold" style:font-size-complex="11pt" style:font-weight-complex="bold"/>
    </style:style>
    <style:style style:name="P40"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41" style:family="paragraph" style:parent-style-name="Standard">
      <style:paragraph-properties style:text-autospace="none"/>
      <style:text-properties style:font-name="Arial" fo:font-size="10pt" fo:language="en" fo:country="GB" style:font-name-asian="Courier New" style:font-size-asian="10pt" style:font-name-complex="Courier New" style:font-size-complex="10pt"/>
    </style:style>
    <style:style style:name="P42" style:family="paragraph" style:parent-style-name="Standard">
      <style:paragraph-properties style:text-autospace="none"/>
      <style:text-properties style:font-name="Arial" fo:font-size="10pt"/>
    </style:style>
    <style:style style:name="P43" style:family="paragraph" style:parent-style-name="Standard">
      <style:paragraph-properties style:text-autospace="none"/>
      <style:text-properties style:font-name="Arial"/>
    </style:style>
    <style:style style:name="P44" style:family="paragraph" style:parent-style-name="Standard">
      <style:paragraph-properties fo:margin-left="0.026cm" fo:margin-right="0cm" fo:text-indent="0cm" style:auto-text-indent="false" style:writing-mode="lr-tb">
        <style:tab-stops/>
      </style:paragraph-properties>
      <style:text-properties fo:font-size="10pt"/>
    </style:style>
    <style:style style:name="P45" style:family="paragraph" style:parent-style-name="Standard">
      <style:paragraph-properties fo:margin-left="0.635cm" fo:margin-right="0cm" fo:text-indent="0cm" style:auto-text-indent="false" style:text-autospace="none" style:writing-mode="lr-tb">
        <style:tab-stops/>
      </style:paragraph-properties>
      <style:text-properties fo:font-size="10pt" style:font-size-complex="10pt"/>
    </style:style>
    <style:style style:name="P46" style:family="paragraph" style:parent-style-name="Standard">
      <style:paragraph-properties fo:margin-left="0cm" fo:margin-right="0cm" fo:text-indent="0cm" style:auto-text-indent="false" style:text-autospace="none" style:writing-mode="lr-tb">
        <style:tab-stops/>
      </style:paragraph-properties>
      <style:text-properties fo:font-size="10pt" style:font-size-complex="10pt"/>
    </style:style>
    <style:style style:name="P47" style:family="paragraph" style:parent-style-name="Standard">
      <style:paragraph-properties fo:margin-left="0cm" fo:margin-right="0cm" fo:text-indent="0cm" style:auto-text-indent="false" style:text-autospace="none" style:writing-mode="lr-tb">
        <style:tab-stops/>
      </style:paragraph-properties>
      <style:text-properties fo:font-size="10pt" fo:font-weight="normal" style:font-size-asian="10pt" style:font-weight-asian="normal" style:font-size-complex="10pt" style:font-weight-complex="normal"/>
    </style:style>
    <style:style style:name="P48" style:family="paragraph" style:parent-style-name="Standard">
      <style:paragraph-properties fo:margin-left="0cm" fo:margin-right="0cm" fo:text-indent="0cm" style:auto-text-indent="false" fo:break-before="page" style:text-autospace="none" style:writing-mode="lr-tb">
        <style:tab-stops/>
      </style:paragraph-properties>
      <style:text-properties fo:font-size="10pt" style:font-size-complex="10pt"/>
    </style:style>
    <style:style style:name="P49" style:family="paragraph" style:parent-style-name="Standard">
      <style:paragraph-properties fo:margin-left="0cm" fo:margin-right="0cm" fo:text-indent="0cm" style:auto-text-indent="false" fo:break-before="page" style:text-autospace="none" style:writing-mode="lr-tb">
        <style:tab-stops/>
      </style:paragraph-properties>
      <style:text-properties fo:font-size="10pt" fo:font-weight="normal" style:font-size-asian="10pt" style:font-weight-asian="normal" style:font-size-complex="10pt" style:font-weight-complex="normal"/>
    </style:style>
    <style:style style:name="P50" style:family="paragraph" style:parent-style-name="Standard" style:master-page-name="Standard_20__28_user_29_">
      <style:paragraph-properties fo:text-align="center" style:justify-single-word="false" style:page-number="auto" style:writing-mode="lr-tb"/>
    </style:style>
    <style:style style:name="P51" style:family="paragraph" style:parent-style-name="Standard" style:list-style-name="L1">
      <style:paragraph-properties fo:margin-left="1.27cm" fo:margin-right="0cm" fo:text-align="justify" style:justify-single-word="false" fo:text-indent="-0.635cm" style:auto-text-indent="false" style:writing-mode="lr-tb">
        <style:tab-stops/>
      </style:paragraph-properties>
      <style:text-properties fo:font-size="10pt" style:font-size-complex="10pt"/>
    </style:style>
    <style:style style:name="P52" style:family="paragraph" style:parent-style-name="Standard" style:list-style-name="L2">
      <style:paragraph-properties fo:margin-left="1.27cm" fo:margin-right="0cm" fo:text-indent="-0.635cm" style:auto-text-indent="false" style:writing-mode="lr-tb">
        <style:tab-stops/>
      </style:paragraph-properties>
      <style:text-properties fo:font-size="10pt" style:font-size-complex="10pt"/>
    </style:style>
    <style:style style:name="P53" style:family="paragraph" style:parent-style-name="Standard" style:list-style-name="L3">
      <style:paragraph-properties fo:margin-left="1.27cm" fo:margin-right="0cm" fo:text-indent="-0.635cm" style:auto-text-indent="false" style:writing-mode="lr-tb">
        <style:tab-stops/>
      </style:paragraph-properties>
      <style:text-properties fo:font-size="10pt" style:font-size-complex="10pt"/>
    </style:style>
    <style:style style:name="P54" style:family="paragraph" style:parent-style-name="Standard" style:list-style-name="L2">
      <style:paragraph-properties fo:margin-left="1.27cm" fo:margin-right="0cm" fo:text-indent="-0.635cm" style:auto-text-indent="false" style:writing-mode="lr-tb">
        <style:tab-stops/>
      </style:paragraph-properties>
      <style:text-properties fo:font-size="10pt" style:font-size-asian="10pt" style:font-size-complex="10pt"/>
    </style:style>
    <style:style style:name="P55" style:family="paragraph" style:parent-style-name="Standard" style:list-style-name="L2">
      <style:paragraph-properties fo:margin-left="1.27cm" fo:margin-right="0cm" fo:text-indent="-0.635cm" style:auto-text-indent="false" style:writing-mode="lr-tb">
        <style:tab-stops/>
      </style:paragraph-properties>
      <style:text-properties fo:font-size="10pt" fo:font-weight="normal" style:font-size-asian="10pt" style:font-weight-asian="normal" style:font-size-complex="10pt" style:font-weight-complex="normal"/>
    </style:style>
    <style:style style:name="P56" style:family="paragraph" style:parent-style-name="Standard" style:list-style-name="L2">
      <style:paragraph-properties fo:margin-left="1.27cm" fo:margin-right="0cm" fo:text-indent="-0.635cm" style:auto-text-indent="false" style:writing-mode="lr-tb">
        <style:tab-stops/>
      </style:paragraph-properties>
    </style:style>
    <style:style style:name="P57" style:family="paragraph" style:parent-style-name="Standard" style:list-style-name="L3">
      <style:paragraph-properties fo:margin-left="1.27cm" fo:margin-right="0cm" fo:text-indent="-0.635cm" style:auto-text-indent="false" style:writing-mode="lr-tb">
        <style:tab-stops/>
      </style:paragraph-properties>
    </style:style>
    <style:style style:name="P58" style:family="paragraph" style:parent-style-name="Standard" style:list-style-name="L3">
      <style:paragraph-properties fo:margin-left="1.27cm" fo:margin-right="0cm" fo:text-indent="-0.635cm" style:auto-text-indent="false" style:writing-mode="lr-tb">
        <style:tab-stops/>
      </style:paragraph-properties>
      <style:text-properties style:font-name="Arial" fo:font-size="10pt" style:font-size-complex="10pt"/>
    </style:style>
    <style:style style:name="P59" style:family="paragraph" style:parent-style-name="Standard" style:list-style-name="L3">
      <style:paragraph-properties fo:margin-left="1.27cm" fo:margin-right="0cm" fo:text-indent="-0.635cm" style:auto-text-indent="false" style:text-autospace="none" style:writing-mode="lr-tb">
        <style:tab-stops/>
      </style:paragraph-properties>
      <style:text-properties style:font-name="Arial" fo:font-size="10pt" style:font-size-complex="10pt"/>
    </style:style>
    <style:style style:name="P60" style:family="paragraph" style:parent-style-name="Standard">
      <style:paragraph-properties style:writing-mode="lr-tb"/>
    </style:style>
    <style:style style:name="P61" style:family="paragraph" style:parent-style-name="Standard" style:list-style-name="L4">
      <style:paragraph-properties style:writing-mode="lr-tb">
        <style:tab-stops/>
      </style:paragraph-properties>
      <style:text-properties fo:font-size="10pt" fo:font-weight="normal" style:font-size-asian="12pt" style:font-weight-asian="normal" style:font-size-complex="10pt" style:font-weight-complex="normal"/>
    </style:style>
    <style:style style:name="P62" style:family="paragraph" style:parent-style-name="Standard" style:list-style-name="L5">
      <style:paragraph-properties style:writing-mode="lr-tb">
        <style:tab-stops/>
      </style:paragraph-properties>
      <style:text-properties fo:font-size="10pt" fo:font-weight="normal" style:font-size-asian="12pt" style:font-weight-asian="normal" style:font-size-complex="10pt" style:font-weight-complex="normal"/>
    </style:style>
    <style:style style:name="P63" style:family="paragraph" style:parent-style-name="Standard">
      <style:paragraph-properties style:writing-mode="lr-tb"/>
      <style:text-properties fo:font-size="10pt" style:font-size-complex="10pt"/>
    </style:style>
    <style:style style:name="P64" style:family="paragraph" style:parent-style-name="Standard">
      <style:paragraph-properties fo:text-align="center" style:justify-single-word="false" style:writing-mode="lr-tb"/>
    </style:style>
    <style:style style:name="P65" style:family="paragraph" style:parent-style-name="Standard">
      <style:paragraph-properties style:writing-mode="lr-tb"/>
      <style:text-properties fo:font-size="11pt" fo:font-weight="bold"/>
    </style:style>
    <style:style style:name="P66" style:family="paragraph" style:parent-style-name="Standard" style:list-style-name="L2">
      <style:paragraph-properties fo:margin-left="0cm" fo:margin-right="0cm" fo:text-indent="0cm" style:auto-text-indent="false" style:writing-mode="lr-tb">
        <style:tab-stops/>
      </style:paragraph-properties>
      <style:text-properties fo:font-size="10pt" fo:font-weight="normal" style:font-size-asian="10pt" style:font-weight-asian="normal" style:font-size-complex="10pt" style:font-weight-complex="normal"/>
    </style:style>
    <style:style style:name="P67" style:family="paragraph" style:parent-style-name="Standard" style:list-style-name="L2">
      <style:paragraph-properties fo:margin-left="0cm" fo:margin-right="0cm" fo:text-indent="0cm" style:auto-text-indent="false" fo:break-before="page" style:writing-mode="lr-tb">
        <style:tab-stops/>
      </style:paragraph-properties>
      <style:text-properties fo:font-size="10pt" fo:font-weight="normal" style:font-size-asian="10pt" style:font-weight-asian="normal" style:font-size-complex="10pt" style:font-weight-complex="normal"/>
    </style:style>
    <style:style style:name="P68" style:family="paragraph" style:parent-style-name="Standard">
      <style:paragraph-properties fo:break-before="page" style:writing-mode="lr-tb"/>
      <style:text-properties fo:font-size="10pt" style:font-size-complex="10pt"/>
    </style:style>
    <style:style style:name="P69" style:family="paragraph" style:parent-style-name="Contents_20_2">
      <style:paragraph-properties>
        <style:tab-stops>
          <style:tab-stop style:position="18.419cm" style:type="right" style:leader-style="dotted" style:leader-text="."/>
        </style:tab-stops>
      </style:paragraph-properties>
    </style:style>
    <style:style style:name="P70" style:family="paragraph" style:parent-style-name="Contents_20_1">
      <style:paragraph-properties>
        <style:tab-stops>
          <style:tab-stop style:position="18.918cm" style:type="right" style:leader-style="dotted" style:leader-text="."/>
        </style:tab-stops>
      </style:paragraph-properties>
    </style:style>
    <style:style style:name="P71" style:family="paragraph" style:parent-style-name="Contents_20_3">
      <style:paragraph-properties>
        <style:tab-stops>
          <style:tab-stop style:position="17.919cm" style:type="right" style:leader-style="dotted" style:leader-text="."/>
        </style:tab-stops>
      </style:paragraph-properties>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1pt" fo:font-weight="bold" style:font-size-complex="11pt" style:font-weight-complex="bold"/>
    </style:style>
    <style:style style:name="T7" style:family="text">
      <style:text-properties fo:font-size="11pt" fo:font-weight="bold" style:font-weight-asian="bold" style:font-size-complex="11pt" style:font-weight-complex="bold"/>
    </style:style>
    <style:style style:name="T8" style:family="text">
      <style:text-properties fo:font-size="11pt" style:font-size-complex="11pt"/>
    </style:style>
    <style:style style:name="T9" style:family="text">
      <style:text-properties style:font-name="Calibri" fo:font-size="11pt" style:font-name-complex="Calibri" style:font-size-complex="11pt"/>
    </style:style>
    <style:style style:name="T10" style:family="text">
      <style:text-properties style:font-name="Arial"/>
    </style:style>
    <style:style style:name="T11" style:family="text">
      <style:text-properties style:font-name="Arial" fo:language="en" fo:country="GB" style:font-name-asian="Courier New" style:font-size-asian="10pt" style:font-name-complex="Courier New" style:font-size-complex="10pt"/>
    </style:style>
    <style:style style:name="T12" style:family="text">
      <style:text-properties fo:language="en" fo:country="GB" style:font-name-asian="Courier New" style:font-size-asian="10pt" style:font-name-complex="Courier New"/>
    </style:style>
    <style:style style:name="T13" style:family="text">
      <style:text-properties style:text-underline-style="none"/>
    </style:style>
    <style:style style:name="T14" style:family="text">
      <style:text-properties fo:font-size="14pt" fo:font-style="normal" fo:font-weight="bold" style:font-size-complex="14pt" style:font-weight-complex="bold"/>
    </style:style>
    <style:style style:name="T15" style:family="text">
      <style:text-properties fo:font-size="14pt" fo:font-style="normal" fo:font-weight="bold" style:font-size-asian="14pt" style:font-size-complex="14pt" style:font-weight-complex="bold"/>
    </style:style>
    <style:style style:name="T16" style:family="text">
      <style:text-properties fo:font-size="14pt" fo:font-weight="bold" style:font-size-asian="14pt" style:font-weight-asian="bold" style:font-size-complex="14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14">PHP EvE API / EvE-Central API Li</text:span><text:span text:style-name="T15">brary (Ale - </text:span><text:span text:style-name="T16">API Library for Eve</text:span><text:span text:style-name="T14">)</text:span></text:p>
      <text:p text:style-name="P64"><text:span text:style-name="T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Requirements<text:tab/>3</text:p>
          <text:p text:style-name="P70">Overview<text:tab/>3</text:p>
          <text:p text:style-name="P70">Installation<text:tab/>3</text:p>
          <text:p text:style-name="P70">Basic operation<text:tab/>3</text:p>
          <text:p text:style-name="P70">Error Reporting<text:tab/>5</text:p>
          <text:p text:style-name="P70">Control functions for the EvE API PHP library<text:tab/>6</text:p>
          <text:p text:style-name="P69">setCredentials(userid, apikey, charid)<text:tab/>6</text:p>
          <text:p text:style-name="P69">getCredentials()<text:tab/>6</text:p>
          <text:p text:style-name="P69">getCacheStatus()<text:tab/>6</text:p>
          <text:p text:style-name="P69">getApiError()<text:tab/>6</text:p>
          <text:p text:style-name="P69">setDebug(bool)<text:tab/>6</text:p>
          <text:p text:style-name="P69">getDebug()<text:tab/>7</text:p>
          <text:p text:style-name="P69">setUseCache(bool)<text:tab/>7</text:p>
          <text:p text:style-name="P69">getUseCache()<text:tab/>7</text:p>
          <text:p text:style-name="P69">setCacheDir(dir)<text:tab/>7</text:p>
          <text:p text:style-name="P69">getCacheDir()<text:tab/>7</text:p>
          <text:p text:style-name="P69">setUserAgent(agent)<text:tab/>7</text:p>
          <text:p text:style-name="P69">getUserAgent()<text:tab/>7</text:p>
          <text:p text:style-name="P69">setTimeTolerance(tolerance)<text:tab/>8</text:p>
          <text:p text:style-name="P69">getTimeTolerance(tolerance)<text:tab/>8</text:p>
          <text:p text:style-name="P69">setApiSite(site)<text:tab/>8</text:p>
          <text:p text:style-name="P69">getApiSite()<text:tab/>8</text:p>
          <text:p text:style-name="P69">setApiSiteEvEC(site)<text:tab/>8</text:p>
          <text:p text:style-name="P69">getApiSiteEvEC()<text:tab/>8</text:p>
          <text:p text:style-name="P69">printErrors()<text:tab/>8</text:p>
          <text:p text:style-name="P70">Implemented EvE API functions<text:tab/>9</text:p>
          <text:p text:style-name="P69">Account Functions<text:tab/>9</text:p>
          <text:p text:style-name="P71">Characters<text:tab/>9</text:p>
          <text:p text:style-name="P69">Character Functions<text:tab/>10</text:p>
          <text:p text:style-name="P71">Character Sheet<text:tab/>10</text:p>
          <text:p text:style-name="P71">Skill in Training <text:tab/>10</text:p>
          <text:p text:style-name="P69">Character or Corporation Functions<text:tab/>11</text:p>
          <text:p text:style-name="P71">Account Balance<text:tab/>11</text:p>
          <text:p text:style-name="P71">Asset List<text:tab/>11</text:p>
          <text:p text:style-name="P71">Factional Warfare Statistics<text:tab/>12</text:p>
          <text:p text:style-name="P71">Industry Jobs<text:tab/>12</text:p>
          <text:p text:style-name="P71">Kill Log (Killmails)<text:tab/>13</text:p>
          <text:p text:style-name="P71">Market Orders<text:tab/>13</text:p>
          <text:p text:style-name="P71">Medals<text:tab/>14</text:p>
          <text:p text:style-name="P71">Standings<text:tab/>14</text:p>
          <text:p text:style-name="P71">Wallet Journal Entries <text:tab/>15</text:p>
          <text:p text:style-name="P71">Wallet (Market)Transactions<text:tab/>16</text:p>
          <text:p text:style-name="P69"><text:soft-page-break/>Corporation Functions<text:tab/>17</text:p>
          <text:p text:style-name="P71">Container Log<text:tab/>17</text:p>
          <text:p text:style-name="P71">Corporation Sheet <text:tab/>17</text:p>
          <text:p text:style-name="P71">Member Medals<text:tab/>18</text:p>
          <text:p text:style-name="P71">Member Security<text:tab/>18</text:p>
          <text:p text:style-name="P71">Member Security Log<text:tab/>19</text:p>
          <text:p text:style-name="P71">Member Tracking<text:tab/>19</text:p>
          <text:p text:style-name="P71">Shareholders<text:tab/>20</text:p>
          <text:p text:style-name="P71">Starbase (POS) Details<text:tab/>20</text:p>
          <text:p text:style-name="P71">Starbase (POS) List<text:tab/>21</text:p>
          <text:p text:style-name="P71">Titles<text:tab/>21</text:p>
          <text:p text:style-name="P69">EvE Global Functions<text:tab/>22</text:p>
          <text:p text:style-name="P71">Alliance List<text:tab/>22</text:p>
          <text:p text:style-name="P71">Certificate Tree <text:tab/>22</text:p>
          <text:p text:style-name="P71">Conquerable Station/Outpost List <text:tab/>23</text:p>
          <text:p text:style-name="P71">Error List <text:tab/>23</text:p>
          <text:p text:style-name="P71">Factional Warfare Top 100 Stats<text:tab/>24</text:p>
          <text:p text:style-name="P71">ID to Name Conversion (undocumented, “CharacterName”)<text:tab/>24</text:p>
          <text:p text:style-name="P71">Name to ID Conversion (“CharacterID”)<text:tab/>25</text:p>
          <text:p text:style-name="P71">ID to Character Portrait<text:tab/>25</text:p>
          <text:p text:style-name="P71">RefTypes List<text:tab/>26</text:p>
          <text:p text:style-name="P71">Server Status<text:tab/>26</text:p>
          <text:p text:style-name="P71">Skill Tree<text:tab/>27</text:p>
          <text:p text:style-name="P69">Map Functions<text:tab/>27</text:p>
          <text:p text:style-name="P71">Factional Warfare Occupancy Map<text:tab/>27</text:p>
          <text:p text:style-name="P71">Jumps<text:tab/>28</text:p>
          <text:p text:style-name="P71">Kills <text:tab/>28</text:p>
          <text:p text:style-name="P71">Sovereignty<text:tab/>29</text:p>
          <text:p text:style-name="P70">EvE-Central functions<text:tab/>29</text:p>
          <text:p text:style-name="P69">Minerals (“EvEMon”)<text:tab/>29</text:p>
          <text:p text:style-name="P69">Quick Look<text:tab/>30</text:p>
          <text:p text:style-name="P69">Market Statistics<text:tab/>31</text:p>
        </text:index-body>
      </text:table-of-content>
      <text:p text:style-name="P64"><text:span text:style-name="T14"/></text:p>
      <text:p text:style-name="P3"/>
      <text:p text:style-name="P34"/>
      <text:p text:style-name="P3"/>
      <text:p text:style-name="P15"><text:toc-mark-start text:id="IMark212887016" text:outline-level="1"/>Requirements<text:toc-mark-end text:id="IMark212887016"/></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5"><text:toc-mark-start text:id="IMark212887016" text:outline-level="1"/>Overview<text:toc-mark-end text:id="IMark212887016"/></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5"><text:toc-mark-start text:id="IMark212887016" text:outline-level="1"/>Installation<text:toc-mark-end text:id="IMark212887016"/></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5"><text:toc-mark-start text:id="IMark212887016" text:outline-level="1"/>Basic operation<text:toc-mark-end text:id="IMark212887016"/></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44">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32"><text:toc-mark-start text:id="IMark212887016" text:outline-level="1"/>Error Reporting<text:toc-mark-end text:id="IMark212887016"/></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see the documentation for getApiError(),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31"/>
      <text:p text:style-name="P19"><text:toc-mark-start text:id="IMark212887016" text:outline-level="1"/>Control functions for the EvE API PHP library<text:toc-mark-end text:id="IMark212887016"/></text:p>
      <text:p text:style-name="P3"/>
      <text:p text:style-name="P2">The examples in this section assume that you created a variable $api for the Api class, like so:</text:p>
      <text:p text:style-name="P1"/>
      <text:p text:style-name="P2">$api = new Api();</text:p>
      <text:p text:style-name="P1"/>
      <text:p text:style-name="P15"><text:toc-mark-start text:id="IMark212887016" text:outline-level="2"/>setCredentials(userid, apikey, charid)<text:toc-mark-end text:id="IMark212887016"/></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8"/>
      <text:p text:style-name="P15"><text:toc-mark-start text:id="IMark212887016" text:outline-level="2"/>getCredentials()<text:toc-mark-end text:id="IMark212887016"/></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7"/>
      <text:p text:style-name="P17"><text:toc-mark-start text:id="IMark212887016" text:outline-level="2"/>getCacheStatus()<text:toc-mark-end text:id="IMark212887016"/></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7"/>
      <text:p text:style-name="P17"><text:toc-mark-start text:id="IMark212887016" text:outline-level="1"/><text:toc-mark-start text:id="IMark142311960" text:outline-level="2"/>getApiError()<text:toc-mark-end text:id="IMark142311960"/><text:toc-mark-end text:id="IMark212887016"/></text:p>
      <text:p text:style-name="P8"/>
      <text:p text:style-name="P8">Return '0' on a successful API call, or the numeric API error code. If you need the plain-text description of that code, please cross-reference it to the output of get</text:p>
      <text:p text:style-name="P8"/>
      <text:p text:style-name="P8">$dataxml = $api-&gt;getMemberTracking();</text:p>
      <text:p text:style-name="P8">$cached = $api-&gt;getCacheStatus(); // Did we just fetch that, or did we get it from our cache?</text:p>
      <text:p text:style-name="P1"/>
      <text:p text:style-name="P15"><text:toc-mark-start text:id="IMark212887016" text:outline-level="2"/>setDebug(bool)<text:toc-mark-end text:id="IMark212887016"/></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31"/>
      <text:p text:style-name="P15"><text:toc-mark-start text:id="IMark212887016" text:outline-level="2"/>getDebug()<text:toc-mark-end text:id="IMark212887016"/></text:p>
      <text:p text:style-name="P3"/>
      <text:p text:style-name="P2">Return the value of the debug level, “true” or “false”.</text:p>
      <text:p text:style-name="P1"/>
      <text:p text:style-name="P2">$debug = $api-&gt;getDebug();</text:p>
      <text:p text:style-name="P1"/>
      <text:p text:style-name="P1"/>
      <text:p text:style-name="P15"><text:toc-mark-start text:id="IMark212887016" text:outline-level="2"/>setUseCache(bool)<text:toc-mark-end text:id="IMark212887016"/></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5"><text:toc-mark-start text:id="IMark212887016" text:outline-level="2"/>getUseCache()<text:toc-mark-end text:id="IMark212887016"/></text:p>
      <text:p text:style-name="P3"/>
      <text:p text:style-name="P2">Return the value of the caching variable, “true” or “false”.</text:p>
      <text:p text:style-name="P1"/>
      <text:p text:style-name="P2">$caching = $api-&gt;getUseCache();</text:p>
      <text:p text:style-name="P2"/>
      <text:p text:style-name="P3"/>
      <text:p text:style-name="P15"><text:toc-mark-start text:id="IMark212887016" text:outline-level="2"/>setCacheDir(dir)<text:toc-mark-end text:id="IMark212887016"/></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6"><text:toc-mark-start text:id="IMark212887016" text:outline-level="2"/>getCacheDir()<text:toc-mark-end text:id="IMark212887016"/></text:p>
      <text:p text:style-name="P16"/>
      <text:p text:style-name="P2">Return the caching directory as a string value.</text:p>
      <text:p text:style-name="P2"/>
      <text:p text:style-name="P2">$cachedir = $api-&gt;getCacheDir();</text:p>
      <text:p text:style-name="P16"/>
      <text:p text:style-name="P16"><text:toc-mark-start text:id="IMark212887016" text:outline-level="2"/>setUserAgent(agent)<text:toc-mark-end text:id="IMark212887016"/></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5"/>
      <text:p text:style-name="P15"><text:toc-mark-start text:id="IMark212887016" text:outline-level="2"/>getUserAgent()<text:toc-mark-end text:id="IMark212887016"/></text:p>
      <text:p text:style-name="P15"/>
      <text:p text:style-name="P8">Return the HTTP User Agent string.</text:p>
      <text:p text:style-name="P8"/>
      <text:p text:style-name="P8">$useragent = $api-&gt;getUserAgent();</text:p>
      <text:p text:style-name="P8"/>
      <text:p text:style-name="P8"/>
      <text:p text:style-name="P8"/>
      <text:p text:style-name="P8"><text:soft-page-break/></text:p>
      <text:p text:style-name="P14"><text:toc-mark-start text:id="IMark212887016" text:outline-level="2"/>setTimeTolerance(tolerance)<text:toc-mark-end text:id="IMark212887016"/></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5"/>
      <text:p text:style-name="P3">$api-&gt;setTimeTolerance(10); // 5 minutes, pshaw, we need 10</text:p>
      <text:p text:style-name="P1"/>
      <text:p text:style-name="P14"><text:toc-mark-start text:id="IMark212887016" text:outline-level="2"/>getTimeTolerance(tolerance)<text:toc-mark-end text:id="IMark212887016"/></text:p>
      <text:p text:style-name="P1"/>
      <text:p text:style-name="P3">Return the value (in minutes) of the timeTolerance variable.</text:p>
      <text:p text:style-name="P3"/>
      <text:p text:style-name="P3">$tolerance = $api-&gt;getTimeTolerance();</text:p>
      <text:p text:style-name="P3"/>
      <text:p text:style-name="P16"><text:toc-mark-start text:id="IMark212887016" text:outline-level="2"/>setApiSite(site)<text:toc-mark-end text:id="IMark212887016"/></text:p>
      <text:p text:style-name="P16"/>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6"><text:toc-mark-start text:id="IMark212887016" text:outline-level="2"/>getApiSite()<text:toc-mark-end text:id="IMark212887016"/></text:p>
      <text:p text:style-name="P3"/>
      <text:p text:style-name="P8">Return the apisite URL as a string.</text:p>
      <text:p text:style-name="P8"/>
      <text:p text:style-name="P8">$apisite = $api-&gt;getApiSite();</text:p>
      <text:p text:style-name="P8"/>
      <text:p text:style-name="P16"><text:toc-mark-start text:id="IMark212887016" text:outline-level="2"/>setApiSiteEvEC(site)<text:toc-mark-end text:id="IMark212887016"/></text:p>
      <text:p text:style-name="P16"/>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6"><text:toc-mark-start text:id="IMark212887016" text:outline-level="2"/>getApiSiteEvEC()<text:toc-mark-end text:id="IMark212887016"/></text:p>
      <text:p text:style-name="P3"/>
      <text:p text:style-name="P8">Return the apisiteevec URL as a string.</text:p>
      <text:p text:style-name="P8"/>
      <text:p text:style-name="P8">$apisite = $api-&gt;getApiSiteEvEC();</text:p>
      <text:p text:style-name="P8"><text:s/></text:p>
      <text:p text:style-name="P8"/>
      <text:p text:style-name="P15"><text:toc-mark-start text:id="IMark212887016" text:outline-level="2"/>printErrors()<text:toc-mark-end text:id="IMark212887016"/></text:p>
      <text:p text:style-name="P3"/>
      <text:p text:style-name="P2">Print debug messages. These may be actual errors, or merely informational debug.</text:p>
      <text:p text:style-name="P15"/>
      <text:p text:style-name="P15"/>
      <text:p text:style-name="P15"/>
      <text:p text:style-name="P15"/>
      <text:p text:style-name="P15"/>
      <text:p text:style-name="P19"><text:soft-page-break/><text:toc-mark-start text:id="IMark212887016" text:outline-level="1"/>Implemented EvE API functions<text:toc-mark-end text:id="IMark212887016"/></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the test code in the sample directory to print the raw array data of any function, if you need to see how the array is formatted. </text:p>
      <text:p text:style-name="P1"/>
      <text:p text:style-name="P20"><text:toc-mark-start text:id="IMark212887016" text:outline-level="2"/>Account Functions<text:toc-mark-end text:id="IMark212887016"/></text:p>
      <text:p text:style-name="P1"/>
      <text:p text:style-name="P15"><text:toc-mark-start text:id="IMark212887016" text:outline-level="2"/><text:toc-mark-start text:id="IMark142311960" text:outline-level="3"/><text:toc-mark-start text:id="IMark188316540" text:outline-level="3"/>Characters<text:toc-mark-end text:id="IMark188316540"/><text:toc-mark-end text:id="IMark142311960"/><text:toc-mark-end text:id="IMark212887016"/></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limite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31"/>
      <text:p text:style-name="P20"><text:toc-mark-start text:id="IMark212887016" text:outline-level="2"/>Character Functions<text:toc-mark-end text:id="IMark212887016"/></text:p>
      <text:p text:style-name="P15"/>
      <text:p text:style-name="P15"><text:toc-mark-start text:id="IMark212887016" text:outline-level="3"/>Character Sheet<text:toc-mark-end text:id="IMark212887016"/></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5"/>
      <text:p text:style-name="P15"/>
      <text:p text:style-name="P15"><text:toc-mark-start text:id="IMark212887016" text:outline-level="3"/>Skill in Training <text:toc-mark-end text:id="IMark212887016"/></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 and a limited API key.</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2"/>
      <text:p text:style-name="P33"/>
      <text:p text:style-name="P29"><text:toc-mark-start text:id="IMark212887016" text:outline-level="2"/>Character or Corporation Functions<text:toc-mark-end text:id="IMark212887016"/></text:p>
      <text:p text:style-name="P17"/>
      <text:p text:style-name="P15"><text:toc-mark-start text:id="IMark212887016" text:outline-level="3"/>Account Balance<text:toc-mark-end text:id="IMark212887016"/></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33172047" text:style-name="L1">
        <text:list-item>
          <text:p text:style-name="P51">“corp-bool” is “true” if you wish to fetch for corp, and “false” if you wish to fetch for character. It defaults to “false”.</text:p>
        </text:list-item>
      </text:list>
      <text:p text:style-name="P3"/>
      <text:p text:style-name="P15"><text:toc-mark-start text:id="IMark212887016" text:outline-level="3"/>Asset List<text:toc-mark-end text:id="IMark212887016"/></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15"/>
      <text:p text:style-name="P39"/>
      <text:p text:style-name="P15"><text:toc-mark-start text:id="IMark212887016" text:outline-level="3"/>Factional Warfare Statistics<text:toc-mark-end text:id="IMark212887016"/></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tional warfare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3"/>
      <text:p text:style-name="P3"/>
      <text:p text:style-name="P15"><text:toc-mark-start text:id="IMark212887016" text:outline-level="3"/>Industry Jobs<text:toc-mark-end text:id="IMark212887016"/>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3"/>
      <text:p text:style-name="P34"/>
      <text:p text:style-name="P15"><text:toc-mark-start text:id="IMark212887016" text:outline-level="3"/>Kill Log (Killmails)<text:toc-mark-end text:id="IMark212887016"/> </text:p>
      <text:p text:style-name="P3"/>
      <text:p text:style-name="P2">A array of killmails for a character or corporation, including all details that are available in game.</text:p>
      <text:p text:style-name="P1"/>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corp-bool” is “true” if you wish to fetch for corp, and “false” if you wish to fetch for character. It defaults to “false”</text:p>
      <text:p text:style-name="P3"/>
      <text:p text:style-name="P3"/>
      <text:p text:style-name="P15"><text:toc-mark-start text:id="IMark212887016" text:outline-level="3"/>Market Orders<text:toc-mark-end text:id="IMark212887016"/>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9"/>
      <text:p text:style-name="P9">“corp-bool” is “true” if you wish to fetch for corp, and “false” if you wish to fetch for character. It defaults to “false”</text:p>
      <text:p text:style-name="P9"/>
      <text:p text:style-name="P36"/>
      <text:p text:style-name="P1"><text:toc-mark-start text:id="IMark212887016" text:outline-level="3"/><text:span text:style-name="T6">Medals</text:span><text:toc-mark-end text:id="IMark212887016"/><text:span text:style-name="T8">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3">This needs the character ID to work, and a limited API key.</text:p>
      <text:p text:style-name="P3"/>
      <text:p text:style-name="P5">Fetching and parsing:</text:p>
      <text:p text:style-name="P1"/>
      <text:p text:style-name="P7">$dataxml = $api-&gt;getMedals([corp-bool],[timeout]);</text:p>
      <text:p text:style-name="P3">$data = Medals::getMedals($dataxml);</text:p>
      <text:p text:style-name="P3"/>
      <text:p text:style-name="P9">“corp-bool” is “true” if you wish to fetch for corp, and “false” if you wish to fetch for character. It defaults to “false”</text:p>
      <text:p text:style-name="P9"/>
      <text:p text:style-name="P9"/>
      <text:p text:style-name="P1"><text:toc-mark-start text:id="IMark212887016" text:outline-level="3"/><text:span text:style-name="T6">Standings</text:span><text:toc-mark-end text:id="IMark212887016"/><text:span text:style-name="T8"> </text:span></text:p>
      <text:p text:style-name="P3"/>
      <text:p text:style-name="P3">Lists the standings towards other alliances/corporations/individuals, for either a character or a corporation</text:p>
      <text:p text:style-name="P3"/>
      <text:p text:style-name="P3">Returns an array if successful, or “null” if not</text:p>
      <text:p text:style-name="P3"/>
      <text:p text:style-name="P5">Include needed:</text:p>
      <text:p text:style-name="P3"/>
      <text:p text:style-name="P2">require_once('./classes/eveapi/class.standing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Standings([corp-bool],[timeout]);</text:p>
      <text:p text:style-name="P3">$data = Standings::getStandings($dataxml);</text:p>
      <text:p text:style-name="P3"/>
      <text:p text:style-name="P9">“corp-bool” is “true” if you wish to fetch for corp, and “false” if you wish to fetch for character. It defaults to “false”</text:p>
      <text:p text:style-name="P9"/>
      <text:p text:style-name="P39"/>
      <text:p text:style-name="P1"><text:toc-mark-start text:id="IMark212887016" text:outline-level="3"/><text:span text:style-name="T6">Wallet Journal Entries</text:span><text:span text:style-name="T8"> </text:span><text:toc-mark-end text:id="IMark212887016"/></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33148378" text:style-name="L2">
        <text:list-item>
          <text:p text:style-name="P56"><text:span text:style-name="T2">“refid” – if specified, you will get up to 1000 entries </text:span><text:span text:style-name="T3">before</text:span><text:span text:style-name="T2"> that refid. If not specified, you will get the newest entries, up to 1000.</text:span></text:p>
        </text:list-item>
        <text:list-item>
          <text:p text:style-name="P52">“corp-bool” is “true” if you wish to fetch for corp, and “false” if you wish to fetch for character. It defaults to “false”.</text:p>
        </text:list-item>
        <text:list-item>
          <text:p text:style-name="P52">“accountkey” defaults to “1000”, which is the corp master wallet or the char wallet. Other possible values are 1001 through 1006, for the available corp wallet divisions.</text:p>
        </text:list-item>
        <text:list-item>
          <text:p text:style-name="P52">“timeout” defaults to 65 minutes, because the “cachedUntil” value for this function is broken as of Empyrian Age 1.0.1</text:p>
        </text:list-item>
      </text:list>
      <text:p text:style-name="P9"/>
      <text:p text:style-name="P36"/>
      <text:p text:style-name="P15"><text:toc-mark-start text:id="IMark212887016" text:outline-level="3"/>Wallet (Market)Transactions<text:toc-mark-end text:id="IMark212887016"/>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and a full API key.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33163638" text:style-name="L3">
        <text:list-item>
          <text:p text:style-name="P57"><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53">“corp-bool” is “true” if you wish to fetch for corp, and “false” if you wish to fetch for character. It defaults to “false”.</text:p>
        </text:list-item>
        <text:list-item>
          <text:p text:style-name="P53">“accountkey” defaults to “1000”, which is the corp master wallet or the char wallet. Other possible values are 1001 through 1006, for the available corp wallet divisions.</text:p>
        </text:list-item>
        <text:list-item>
          <text:p text:style-name="P53">“timeout” defaults to 65 minutes, because the “cachedUntil” value for this function is broken as of Empyrian Age 1.0.1</text:p>
        </text:list-item>
      </text:list>
      <text:p text:style-name="P9"/>
      <text:p text:style-name="P9"/>
      <text:p text:style-name="P36"/>
      <text:p text:style-name="P29"><text:toc-mark-start text:id="IMark212887016" text:outline-level="2"/><text:toc-mark-start text:id="IMark142311960" text:outline-level="3"/>Corporation Functions<text:toc-mark-end text:id="IMark142311960"/><text:toc-mark-end text:id="IMark212887016"/></text:p>
      <text:p text:style-name="P29"/>
      <text:p text:style-name="P15"><text:toc-mark-start text:id="IMark212887016" text:outline-level="3"/>Container Log<text:toc-mark-end text:id="IMark212887016"/> </text:p>
      <text:p text:style-name="P3"/>
      <text:p text:style-name="P2">Return a list of all containers owned by the corporation, and their contents.</text:p>
      <text:p text:style-name="P1"/>
      <text:p text:style-name="P2">Returns an array if successful, and “null” if not.</text:p>
      <text:p text:style-name="P1"/>
      <text:p text:style-name="P5">Include needed:</text:p>
      <text:p text:style-name="P3"/>
      <text:p text:style-name="P2">require_once(‘./classes/eveapi/class.containerlog.php’);</text:p>
      <text:p text:style-name="P1"/>
      <text:p text:style-name="P5">Authentication needed:</text:p>
      <text:p text:style-name="P3"/>
      <text:p text:style-name="P2">This needs the character ID to work, and a full API key. A CEO or Director key is required.</text:p>
      <text:p text:style-name="P1"/>
      <text:p text:style-name="P2">$api-&gt;setCredentials($apiuser,$apipass,$apichar);</text:p>
      <text:p text:style-name="P1"/>
      <text:p text:style-name="P5">Fetching and parsing:</text:p>
      <text:p text:style-name="P3"/>
      <text:p text:style-name="P2">$dataxml=$api-&gt;getContainerLog([timeout]);</text:p>
      <text:p text:style-name="P2">$data = ContainerLog::getContainerLog($dataxml);</text:p>
      <text:p text:style-name="P10"/>
      <text:p text:style-name="P10"/>
      <text:p text:style-name="P15"><text:toc-mark-start text:id="IMark212887016" text:outline-level="3"/>Corporation Sheet <text:toc-mark-end text:id="IMark212887016"/></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nd a limited or full API key.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33148521" text:style-name="L4">
        <text:list-item>
          <text:p text:style-name="P61">“corpid” is to be used if you wish to see information about a corporation in an alliance. If omitted, information about your character’s corp is returned.</text:p>
        </text:list-item>
      </text:list>
      <text:p text:style-name="P11"/>
      <text:p text:style-name="P39"/>
      <text:p text:style-name="P15"><text:toc-mark-start text:id="IMark212887016" text:outline-level="3"/>Member Medals<text:toc-mark-end text:id="IMark212887016"/></text:p>
      <text:p text:style-name="P3"/>
      <text:p text:style-name="P3">List the medals awarded to a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limited or full API key.</text:p>
      <text:p text:style-name="P1"/>
      <text:p text:style-name="P5">Fetching and parsing:</text:p>
      <text:p text:style-name="P1"/>
      <text:p text:style-name="P7">$dataxml = $api-&gt;getMemberMedals([timeout]);</text:p>
      <text:p text:style-name="P11">$data = MemberMedals::getMemberMedals($dataxml);</text:p>
      <text:p text:style-name="P11"/>
      <text:p text:style-name="P11"/>
      <text:p text:style-name="P15"><text:toc-mark-start text:id="IMark212887016" text:outline-level="3"/>Member Security<text:toc-mark-end text:id="IMark212887016"/></text:p>
      <text:p text:style-name="P3"/>
      <text:p text:style-name="P3">List the security roles of a corporation's members.</text:p>
      <text:p text:style-name="P3"/>
      <text:p text:style-name="P3">Returns an array if successful, or “null” if not</text:p>
      <text:p text:style-name="P3"/>
      <text:p text:style-name="P5">Include needed:</text:p>
      <text:p text:style-name="P3"/>
      <text:p text:style-name="P2">require_once('./classes/eveapi/class.membersecurity.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timeout]);</text:p>
      <text:p text:style-name="P11">$data = MemberSecurity::getMemberSecurity($dataxml);</text:p>
      <text:p text:style-name="P11"/>
      <text:p text:style-name="P11"/>
      <text:p text:style-name="P37"/>
      <text:p text:style-name="P15"><text:toc-mark-start text:id="IMark212887016" text:outline-level="3"/>Member Security Log<text:toc-mark-end text:id="IMark212887016"/></text:p>
      <text:p text:style-name="P3"/>
      <text:p text:style-name="P3">List information about the changes in security roles of a corporation's members, and the member who made the changes.</text:p>
      <text:p text:style-name="P3"/>
      <text:p text:style-name="P3">Returns an array if successful, or “null” if not</text:p>
      <text:p text:style-name="P3"/>
      <text:p text:style-name="P5">Include needed:</text:p>
      <text:p text:style-name="P3"/>
      <text:p text:style-name="P2">require_once('./classes/eveapi/class.membersecuritylog.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MemberSecurityLog([timeout]);</text:p>
      <text:p text:style-name="P11">$data = MemberSecurity::getMemberSecurityLog($dataxml);</text:p>
      <text:p text:style-name="P11"/>
      <text:p text:style-name="P11"/>
      <text:p text:style-name="P15"><text:toc-mark-start text:id="IMark212887016" text:outline-level="3"/>Member Tracking<text:toc-mark-end text:id="IMark212887016"/></text:p>
      <text:p text:style-name="P3"/>
      <text:p text:style-name="P3">Get a list of a corporation's members. CEOs and Directors will see more information.</text:p>
      <text:p text:style-name="P3"/>
      <text:p text:style-name="P3">Returns an array if successful, or “null” if not</text:p>
      <text:p text:style-name="P3"/>
      <text:p text:style-name="P5">Include needed:</text:p>
      <text:p text:style-name="P3"/>
      <text:p text:style-name="P2">require_once('./classes/eveapi/class.membertracking.php');</text:p>
      <text:p text:style-name="P1"/>
      <text:p text:style-name="P5">Authentication needed:</text:p>
      <text:p text:style-name="P3"/>
      <text:p text:style-name="P3">This needs the character ID to work, and a full API key.</text:p>
      <text:p text:style-name="P1"/>
      <text:p text:style-name="P5">Fetching and parsing:</text:p>
      <text:p text:style-name="P1"/>
      <text:p text:style-name="P7">$dataxml = $api-&gt;getMemberTracking([timeout]);</text:p>
      <text:p text:style-name="P11">$data = MemberTracking::getMemberTracking($dataxml);</text:p>
      <text:p text:style-name="P11"/>
      <text:p text:style-name="P11"/>
      <text:p text:style-name="P37"/>
      <text:p text:style-name="P15"><text:toc-mark-start text:id="IMark212887016" text:outline-level="3"/>Shareholders<text:toc-mark-end text:id="IMark212887016"/></text:p>
      <text:p text:style-name="P3"/>
      <text:p text:style-name="P3">Returns the character and corporation share holders of a corporation. </text:p>
      <text:p text:style-name="P3"/>
      <text:p text:style-name="P3">Returns an array if successful, or “null” if not</text:p>
      <text:p text:style-name="P3"/>
      <text:p text:style-name="P5">Include needed:</text:p>
      <text:p text:style-name="P3"/>
      <text:p text:style-name="P2">require_once('./classes/eveapi/class.shareholder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ShareHolders([timeout]);</text:p>
      <text:p text:style-name="P11">$data = ShareHolders::getShareHolders($dataxml);</text:p>
      <text:p text:style-name="P11"/>
      <text:p text:style-name="P11"/>
      <text:p text:style-name="P15"><text:toc-mark-start text:id="IMark212887016" text:outline-level="3"/>Starbase (POS) Details<text:toc-mark-end text:id="IMark212887016"/></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Detail ($id,[timeout]);</text:span></text:p>
      <text:p text:style-name="P1"><text:span text:style-name="T2">$data = StarbaseDetail::</text:span><text:span text:style-name="T9"> </text:span><text:span text:style-name="T2">getStarbaseDetail ($dataxml);</text:span></text:p>
      <text:p text:style-name="P3"/>
      <text:list xml:id="list33167594" text:style-name="L5">
        <text:list-item>
          <text:p text:style-name="P62">id – This is the ID of the POS as returned by getStarbaseList</text:p>
        </text:list-item>
      </text:list>
      <text:p text:style-name="P11"/>
      <text:p text:style-name="P39"/>
      <text:p text:style-name="P15"><text:toc-mark-start text:id="IMark212887016" text:outline-level="3"/>Starbase (POS) List<text:toc-mark-end text:id="IMark212887016"/></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 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List ([timeout]);</text:span></text:p>
      <text:p text:style-name="P11">$data = StarbaseList::<text:span text:style-name="T9"> </text:span>getStarbaseList ($dataxml);</text:p>
      <text:p text:style-name="P11"/>
      <text:p text:style-name="P11"/>
      <text:p text:style-name="P15"><text:toc-mark-start text:id="IMark212887016" text:outline-level="3"/>Titles<text:toc-mark-end text:id="IMark212887016"/></text:p>
      <text:p text:style-name="P3"/>
      <text:p text:style-name="P3">List the titles held by a corporation's members. </text:p>
      <text:p text:style-name="P3"/>
      <text:p text:style-name="P3">Returns an array if successful, or “null” if not</text:p>
      <text:p text:style-name="P3"/>
      <text:p text:style-name="P5">Include needed:</text:p>
      <text:p text:style-name="P3"/>
      <text:p text:style-name="P2">require_once('./classes/eveapi/class.titles.php');</text:p>
      <text:p text:style-name="P1"/>
      <text:p text:style-name="P5">Authentication needed:</text:p>
      <text:p text:style-name="P3"/>
      <text:p text:style-name="P3">This needs the character ID to work, and a full API key. A CEO or Director key is required.</text:p>
      <text:p text:style-name="P1"/>
      <text:p text:style-name="P5">Fetching and parsing:</text:p>
      <text:p text:style-name="P1"/>
      <text:p text:style-name="P7">$dataxml = $api-&gt;getTitles([timeout]);</text:p>
      <text:p text:style-name="P11">$data = Titles::getTitles($dataxml);</text:p>
      <text:p text:style-name="P11"/>
      <text:p text:style-name="P37"/>
      <text:p text:style-name="P30"><text:toc-mark-start text:id="IMark212887016" text:outline-level="2"/>EvE Global Functions<text:toc-mark-end text:id="IMark212887016"/></text:p>
      <text:p text:style-name="P30"/>
      <text:p text:style-name="P15"><text:toc-mark-start text:id="IMark212887016" text:outline-level="3"/>Alliance List<text:toc-mark-end text:id="IMark212887016"/></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12"/>
      <text:p text:style-name="P15"><text:toc-mark-start text:id="IMark212887016" text:outline-level="3"/>Certificate Tree <text:toc-mark-end text:id="IMark212887016"/></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11"/>
      <text:p text:style-name="P39"/>
      <text:p text:style-name="P15"><text:toc-mark-start text:id="IMark212887016" text:outline-level="3"/>Conquerable Station/Outpost List <text:toc-mark-end text:id="IMark212887016"/></text:p>
      <text:p text:style-name="P18"/>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None.</text:p>
      <text:p text:style-name="P1"/>
      <text:p text:style-name="P5">Fetching and parsing:</text:p>
      <text:p text:style-name="P3"/>
      <text:p text:style-name="P2">$dataxml = $api-&gt;getConquerableStationList([timeout]);</text:p>
      <text:p text:style-name="P2">$data = ConquerableStationList::getConquerableStationList($dataxml);</text:p>
      <text:p text:style-name="P11"/>
      <text:p text:style-name="P15"><text:toc-mark-start text:id="IMark212887016" text:outline-level="3"/>Error List <text:toc-mark-end text:id="IMark212887016"/></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12">$data = AllianceList::getAllianceList($dataxml);</text:p>
      <text:p text:style-name="P12"/>
      <text:p text:style-name="P38"/>
      <text:p text:style-name="P15"><text:toc-mark-start text:id="IMark212887016" text:outline-level="3"/>Factional Warfare Top 100 Stats<text:toc-mark-end text:id="IMark212887016"/></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11">$data = FacWarTopStats::getFacWarTopStats($dataxml);</text:p>
      <text:p text:style-name="P12"/>
      <text:p text:style-name="P12"/>
      <text:p text:style-name="P15"><text:toc-mark-start text:id="IMark212887016" text:outline-level="3"/>ID to Name Conversion (undocumented, “CharacterName”)<text:toc-mark-end text:id="IMark212887016"/></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40">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21">$dataxml = $api-&gt;getCharacterName(ids,[timeout]);</text:p>
      <text:p text:style-name="P40">$data = CharacterName::getCharacterName($dataxml);</text:p>
      <text:p text:style-name="P2"/>
      <text:p text:style-name="P12">“ids” is a comma-separated list of IDs</text:p>
      <text:p text:style-name="Standard"/>
      <text:p text:style-name="P39"/>
      <text:p text:style-name="P22"><text:toc-mark-start text:id="IMark212887016" text:outline-level="3"/><text:span text:style-name="T6">Name to ID Conversion</text:span><text:span text:style-name="T7"> (“CharacterID”)</text:span><text:toc-mark-end text:id="IMark212887016"/></text:p>
      <text:p text:style-name="P24"/>
      <text:p text:style-name="P24">Lists IDs of the names you have passed to it. It can be alliance, corporation or characters.</text:p>
      <text:p text:style-name="P24"/>
      <text:p text:style-name="P24">Returns an array if successful, or “null” if not.</text:p>
      <text:p text:style-name="P24"/>
      <text:p text:style-name="P25">Include needed:</text:p>
      <text:p text:style-name="P24"/>
      <text:p text:style-name="P41">require_once('./classes/eveapi/class.characterid.php');</text:p>
      <text:p text:style-name="P22"/>
      <text:p text:style-name="P25">Authentication needed:</text:p>
      <text:p text:style-name="P24"/>
      <text:p text:style-name="P24">none</text:p>
      <text:p text:style-name="P22"/>
      <text:p text:style-name="P25">Fetching and parsing:</text:p>
      <text:p text:style-name="P22"/>
      <text:p text:style-name="P27">$dataxml = $api-&gt;getCharacterID(names,[timeout]);</text:p>
      <text:p text:style-name="P41">$data = CharacterID::getCharacterID($dataxml);</text:p>
      <text:p text:style-name="P23"/>
      <text:p text:style-name="P23">“names” is a comma-separated list of names</text:p>
      <text:p text:style-name="P22"/>
      <text:p text:style-name="P22"/>
      <text:p text:style-name="P28"><text:toc-mark-start text:id="IMark212887016" text:outline-level="3"/>ID to Character Portrait<text:toc-mark-end text:id="IMark212887016"/> </text:p>
      <text:p text:style-name="P24"/>
      <text:p text:style-name="P24">When called this function returns the portrait of the character that corresponds to the ID passed to it. Unlike all other EvE API functions, it does not return XML, but a path to a JPEG file. Therefore, there is no corresponding “parse” function or class.</text:p>
      <text:p text:style-name="P24"/>
      <text:p text:style-name="P24">Returns the path to the fetched JPEG if successful, or “null” if not.</text:p>
      <text:p text:style-name="P24"/>
      <text:p text:style-name="P25">Include needed:</text:p>
      <text:p text:style-name="P24"/>
      <text:p text:style-name="P27">require_once('./classes/eveapi/class.api.php');</text:p>
      <text:p text:style-name="P43"/>
      <text:p text:style-name="P25">Authentication needed:</text:p>
      <text:p text:style-name="P24"/>
      <text:p text:style-name="P24">None</text:p>
      <text:p text:style-name="P22"/>
      <text:p text:style-name="P25">Fetching:</text:p>
      <text:p text:style-name="P22"/>
      <text:p text:style-name="P27">$path = $api-&gt;getCharacterPortrait(id,[size],[timeout]);</text:p>
      <text:p text:style-name="P42"/>
      <text:list xml:id="list33368583" text:continue-list="list33163638" text:style-name="L3">
        <text:list-item>
          <text:p text:style-name="P58">“id” – The ID of the character whose portrait you are fetching.</text:p>
        </text:list-item>
        <text:list-item>
          <text:p text:style-name="P58">“size” - The size of the portrait. The EvE API currently recognizes the values “64” and “256”</text:p>
        </text:list-item>
        <text:list-item>
          <text:p text:style-name="P59">“timeout” defaults to 1440 minutes</text:p>
        </text:list-item>
      </text:list>
      <text:p text:style-name="P45"/>
      <text:p text:style-name="P46"/>
      <text:p text:style-name="P33"/>
      <text:p text:style-name="P15"><text:toc-mark-start text:id="IMark212887016" text:outline-level="3"/>RefTypes List<text:toc-mark-end text:id="IMark212887016"/>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46">$data = RefTypes::getRefTypes($dataxml);</text:p>
      <text:p text:style-name="P46"/>
      <text:p text:style-name="P46"/>
      <text:p text:style-name="P15"><text:toc-mark-start text:id="IMark212887016" text:outline-level="3"/>Server Status<text:toc-mark-end text:id="IMark212887016"/></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46"/>
      <text:p text:style-name="P48"/>
      <text:p text:style-name="P15"><text:toc-mark-start text:id="IMark212887016" text:outline-level="3"/>Skill Tree<text:toc-mark-end text:id="IMark212887016"/></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46"/>
      <text:p text:style-name="P46"/>
      <text:p text:style-name="P30"><text:toc-mark-start text:id="IMark212887016" text:outline-level="2"/>Map Functions<text:toc-mark-end text:id="IMark212887016"/></text:p>
      <text:p text:style-name="P30"/>
      <text:p text:style-name="P1"><text:toc-mark-start text:id="IMark212887016" text:outline-level="3"/><text:span text:style-name="T6">Factional Warfare Occupancy Map</text:span><text:toc-mark-end text:id="IMark212887016"/><text:span text:style-name="T8">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0">lasses/eveapi/class.f</text:span><text:span text:style-name="T11">acwarsystems</text:span><text:span text:style-name="T10">.php</text:span>');</text:p>
      <text:p text:style-name="P1"/>
      <text:p text:style-name="P5">Authentication needed:</text:p>
      <text:p text:style-name="P3"/>
      <text:p text:style-name="P3">None</text:p>
      <text:p text:style-name="P1"/>
      <text:p text:style-name="P5">Fetching and parsing:</text:p>
      <text:p text:style-name="P1"/>
      <text:p text:style-name="P22"><text:span text:style-name="T4">$dataxml = $api-&gt;get</text:span><text:span text:style-name="T5">FacWarSystems</text:span><text:span text:style-name="T4">([timeout]);</text:span></text:p>
      <text:p text:style-name="P26">$data = FacWarSystems::get<text:span text:style-name="T12">FacWarSystems</text:span>($dataxml);</text:p>
      <text:p text:style-name="P26"/>
      <text:p text:style-name="P5"/>
      <text:p text:style-name="P35"/>
      <text:p text:style-name="P1"><text:toc-mark-start text:id="IMark212887016" text:outline-level="3"/><text:span text:style-name="T6">Jumps</text:span><text:toc-mark-end text:id="IMark212887016"/><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15"><text:toc-mark-start text:id="IMark212887016" text:outline-level="3"/>Kills <text:toc-mark-end text:id="IMark212887016"/></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34"/>
      <text:p text:style-name="P1"><text:toc-mark-start text:id="IMark212887016" text:outline-level="3"/><text:span text:style-name="T6">Sovereignty</text:span><text:toc-mark-end text:id="IMark212887016"/><text:span text:style-name="T8"> </text:span></text:p>
      <text:p text:style-name="P3"/>
      <text:p text:style-name="P3">Lists Solar systems and which factions or alliances claim them.</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13"/>
      <text:p text:style-name="P1"/>
      <text:p text:style-name="P20"><text:toc-mark-start text:id="IMark212887016" text:outline-level="1"/>EvE-Central functions<text:toc-mark-end text:id="IMark212887016"/></text:p>
      <text:p text:style-name="P20"/>
      <text:p text:style-name="P8">The EvE-Central API is provided by eve-central.com. Neither the API nor the data returned by it are maintained by CCP.</text:p>
      <text:p text:style-name="P8"/>
      <text:p text:style-name="P15"><text:toc-mark-start text:id="IMark212887016" text:outline-level="2"/>Minerals (“EvEMon”)<text:toc-mark-end text:id="IMark212887016"/></text:p>
      <text:p text:style-name="P3"/>
      <text:p text:style-name="P3">Retrieve the median mineral prices in the empire regions in a format dige<text:span text:style-name="T13">stable by EvEMon.</text:span></text:p>
      <text:p text:style-name="P1"/>
      <text:p text:style-name="P5">Include needed:</text:p>
      <text:p text:style-name="P3"/>
      <text:p text:style-name="P2">require_once('./classes/eveapi/class.minerals.php');</text:p>
      <text:p text:style-name="P1"/>
      <text:p text:style-name="P5">Authentication needed:</text:p>
      <text:p text:style-name="P3"/>
      <text:p text:style-name="P2">None</text:p>
      <text:p text:style-name="P1"/>
      <text:p text:style-name="P5">Fetching and parsing:</text:p>
      <text:p text:style-name="P3"/>
      <text:p text:style-name="P2">$dataxml = $api-&gt;getMinerals([timeout]);</text:p>
      <text:p text:style-name="P2">$data = Minerals::getMinerals($dataxml);</text:p>
      <text:p text:style-name="P2"/>
      <text:list xml:id="list33391357" text:continue-list="list33148378" text:style-name="L2">
        <text:list-item>
          <text:p text:style-name="P52">“timeout” defaults to 30 minutes.</text:p>
        </text:list-item>
      </text:list>
      <text:p text:style-name="P47"/>
      <text:p text:style-name="P49"/>
      <text:p text:style-name="P17"><text:toc-mark-start text:id="IMark212887016" text:outline-level="2"/>Quick Look<text:toc-mark-end text:id="IMark212887016"/></text:p>
      <text:p text:style-name="P3"/>
      <text:p text:style-name="P2">Retrieve all of the available market orders, including prices, stations, order IDs, volumes, etc. </text:p>
      <text:p text:style-name="P1"/>
      <text:p text:style-name="P2">Returns an array if successful, and “null” if not.</text:p>
      <text:p text:style-name="P1"/>
      <text:p text:style-name="P5">Include needed:</text:p>
      <text:p text:style-name="P5"/>
      <text:p text:style-name="P2">require_once(‘./classes/eveapi/class.quicklook.php’);</text:p>
      <text:p text:style-name="P1"/>
      <text:p text:style-name="P5">Authentication needed:</text:p>
      <text:p text:style-name="P3"/>
      <text:p text:style-name="P2">None</text:p>
      <text:p text:style-name="P1"/>
      <text:p text:style-name="P5">Fetching and parsing:</text:p>
      <text:p text:style-name="P3"/>
      <text:p text:style-name="P2">$dataxml=$api-&gt;getQuickLook(typeid,[sethours],[regionlimit],[usesystem],[setminQ],[timeout]);</text:p>
      <text:p text:style-name="P2">$data = QuickLook::getQuickLook($dataxml);</text:p>
      <text:p text:style-name="P1"/>
      <text:list xml:id="list33379717" text:continue-numbering="true" text:style-name="L2">
        <text:list-item>
          <text:p text:style-name="P52">“typeid” – The type ID of the item you wish to see market orders for. This ID can be gotten from the EvE data dump.</text:p>
        </text:list-item>
        <text:list-item>
          <text:p text:style-name="P56"><text:span text:style-name="T2">“sethours” <text:s/>– </text:span><text:span text:style-name="T4">Get orders which have been posted within the last X hours. Defaults to 360</text:span><text:span text:style-name="T2">.</text:span></text:p>
        </text:list-item>
        <text:list-item>
          <text:p text:style-name="P56"><text:span text:style-name="T2">“regionlimit” <text:s/>– </text:span><text:span text:style-name="T4">Restrict the view to only show from within the specified region IDs. These Ids can be gotten from the EvE data dump. Can be specified multiple times. If specifying multiple times, pass an array of region IDs; otherwise, pass a numeric value.</text:span></text:p>
        </text:list-item>
        <text:list-item>
          <text:p text:style-name="P54">usesystem – Restrict the view to this system only, specified by system ID. This ID can be gotten from the EvE data dump.</text:p>
        </text:list-item>
        <text:list-item>
          <text:p text:style-name="P54">setminQ – Restrict the view to show only orders above the specified quantity.</text:p>
        </text:list-item>
        <text:list-item>
          <text:p text:style-name="P54">“timeout” defaults to 30 minutes.</text:p>
          <text:p text:style-name="P66"/>
          <text:p text:style-name="P67"/>
        </text:list-item>
      </text:list>
      <text:p text:style-name="P17"><text:toc-mark-start text:id="IMark212887016" text:outline-level="2"/>Market Statistics<text:toc-mark-end text:id="IMark212887016"/></text:p>
      <text:p text:style-name="P3"/>
      <text:p text:style-name="P2">Retrieve aggregate statistics for the items specified. </text:p>
      <text:p text:style-name="P1"/>
      <text:p text:style-name="P2">Returns an array if successful, and “null” if not.</text:p>
      <text:p text:style-name="P1"/>
      <text:p text:style-name="P5">Include needed:</text:p>
      <text:p text:style-name="P5"/>
      <text:p text:style-name="P2">require_once(‘./classes/eveapi/class.marketstat.php’);</text:p>
      <text:p text:style-name="P1"/>
      <text:p text:style-name="P5">Authentication needed:</text:p>
      <text:p text:style-name="P3"/>
      <text:p text:style-name="P2">None</text:p>
      <text:p text:style-name="P1"/>
      <text:p text:style-name="P5">Fetching and parsing:</text:p>
      <text:p text:style-name="P3"/>
      <text:p text:style-name="P2">$dataxml=$api-&gt;getMarketStat(typeid,[sethours],[regionlimit],[setminQ],[timeout]);</text:p>
      <text:p text:style-name="P2">$data = MarketStat::getMarketStat($dataxml);</text:p>
      <text:p text:style-name="P1"/>
      <text:list xml:id="list33368484" text:continue-numbering="true" text:style-name="L2">
        <text:list-item>
          <text:p text:style-name="P56"><text:span text:style-name="T2">“typeid” – The type ID of the item you wish to see market orders for. This ID can be gotten from the EvE data dump. </text:span><text:span text:style-name="T4">Can be specified multiple times. If specifying multiple times, pass an array of type IDs; otherwise, pass a numeric value.</text:span></text:p>
        </text:list-item>
        <text:list-item>
          <text:p text:style-name="P56"><text:span text:style-name="T2">“sethours” <text:s/>– </text:span><text:span text:style-name="T4">Get orders which have been posted within the last X hours. Defaults to 360??</text:span><text:span text:style-name="T2">.</text:span></text:p>
        </text:list-item>
        <text:list-item>
          <text:p text:style-name="P56"><text:span text:style-name="T2">“regionlimit” <text:s/>– </text:span><text:span text:style-name="T4">Restrict statistics to specific region IDs. These IDs can be gotten from the EvE data dump. Can be specified multiple times. If specifying multiple times, pass an array of region IDs; otherwise, pass a numeric value.</text:span></text:p>
        </text:list-item>
        <text:list-item>
          <text:p text:style-name="P54">setminQ – The minimum quantity in an order to consider it for the statistics .</text:p>
        </text:list-item>
        <text:list-item>
          <text:p text:style-name="P55">“timeout” defaults to 30 minut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212cm" fo:margin-bottom="0.212cm"/>
      <style:text-properties fo:font-style="italic"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1.376cm" fo:margin-right="1.296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date>2009-01-12T13:27:36.03</dc:date>
    <meta:editing-duration>PT64H19M00S</meta:editing-duration>
    <meta:editing-cycles>73</meta:editing-cycles>
    <meta:document-statistic meta:table-count="0" meta:image-count="0" meta:object-count="0" meta:page-count="31" meta:paragraph-count="672" meta:word-count="5046" meta:character-count="35068"/>
    <dc:creator>Dustin Tinklin</dc:creator>
    <meta:user-defined meta:name="Info 1"/>
    <meta:user-defined meta:name="Info 2"/>
    <meta:user-defined meta:name="Info 3"/>
    <meta:user-defined meta:name="Info 4"/>
  </office:meta>
</office:document-meta>
</file>